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319in"/>
    </style:style>
    <style:style style:name="co2" style:family="table-column">
      <style:table-column-properties fo:break-before="auto" style:column-width="1.8256in"/>
    </style:style>
    <style:style style:name="co3" style:family="table-column">
      <style:table-column-properties fo:break-before="auto" style:column-width="2.2118in"/>
    </style:style>
    <style:style style:name="co4" style:family="table-column">
      <style:table-column-properties fo:break-before="auto" style:column-width="2.3618in"/>
    </style:style>
    <style:style style:name="co5" style:family="table-column">
      <style:table-column-properties fo:break-before="auto" style:column-width="2.7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^[ ]{1,10}modelName = '([^']+).+</text:p>
          </table:table-cell>
          <table:table-cell/>
          <table:table-cell office:value-type="string" calcext:value-type="string">
            <text:p>^[ ]{1,10}dest_dir_prefix = '([^']*).+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p Dir</text:p>
          </table:table-cell>
        </table:table-row>
        <table:table-row table:style-name="ro1">
          <table:table-cell office:value-type="string" calcext:value-type="string">
            <text:p>D_SOD-323F</text:p>
          </table:table-cell>
          <table:table-cell office:value-type="string" calcext:value-type="string">
            <text:p>Diode_SMD</text:p>
          </table:table-cell>
          <table:table-cell office:value-type="string" calcext:value-type="string">
            <text:p>/Diodes_SMD</text:p>
          </table:table-cell>
          <table:table-cell office:value-type="string" calcext:value-type="string">
            <text:p>cq_parameters_diode.py</text:p>
          </table:table-cell>
          <table:table-cell/>
        </table:table-row>
        <table:table-row table:style-name="ro1">
          <table:table-cell office:value-type="string" calcext:value-type="string">
            <text:p>D_PowerDI-123</text:p>
          </table:table-cell>
          <table:table-cell office:value-type="string" calcext:value-type="string">
            <text:p>Diode_SMD</text:p>
          </table:table-cell>
          <table:table-cell office:value-type="string" calcext:value-type="string">
            <text:p>/Diodes_SMD</text:p>
          </table:table-cell>
          <table:table-cell office:value-type="string" calcext:value-type="string">
            <text:p>cq_parameters_diode.py</text:p>
          </table:table-cell>
          <table:table-cell/>
        </table:table-row>
        <table:table-row table:style-name="ro1">
          <table:table-cell office:value-type="string" calcext:value-type="string">
            <text:p>D_SC-80</text:p>
          </table:table-cell>
          <table:table-cell office:value-type="string" calcext:value-type="string">
            <text:p>Diode_SMD</text:p>
          </table:table-cell>
          <table:table-cell office:value-type="string" calcext:value-type="string">
            <text:p>/Diodes_SMD</text:p>
          </table:table-cell>
          <table:table-cell office:value-type="string" calcext:value-type="string">
            <text:p>cq_parameters_diode.py</text:p>
          </table:table-cell>
          <table:table-cell/>
        </table:table-row>
        <table:table-row table:style-name="ro1">
          <table:table-cell office:value-type="string" calcext:value-type="string">
            <text:p>D_SOD-123F</text:p>
          </table:table-cell>
          <table:table-cell office:value-type="string" calcext:value-type="string">
            <text:p>Diode_SMD</text:p>
          </table:table-cell>
          <table:table-cell office:value-type="string" calcext:value-type="string">
            <text:p>/Diodes_SMD</text:p>
          </table:table-cell>
          <table:table-cell office:value-type="string" calcext:value-type="string">
            <text:p>cq_parameters_diode.py</text:p>
          </table:table-cell>
          <table:table-cell/>
        </table:table-row>
        <table:table-row table:style-name="ro1">
          <table:table-cell office:value-type="string" calcext:value-type="string">
            <text:p>D_SOD-523</text:p>
          </table:table-cell>
          <table:table-cell office:value-type="string" calcext:value-type="string">
            <text:p>Diode_SMD</text:p>
          </table:table-cell>
          <table:table-cell office:value-type="string" calcext:value-type="string">
            <text:p>/Diodes_SMD</text:p>
          </table:table-cell>
          <table:table-cell office:value-type="string" calcext:value-type="string">
            <text:p>cq_parameters_diode.py</text:p>
          </table:table-cell>
          <table:table-cell/>
        </table:table-row>
        <table:table-row table:style-name="ro1">
          <table:table-cell office:value-type="string" calcext:value-type="string">
            <text:p>D_SOD-923</text:p>
          </table:table-cell>
          <table:table-cell office:value-type="string" calcext:value-type="string">
            <text:p>Diode_SMD</text:p>
          </table:table-cell>
          <table:table-cell office:value-type="string" calcext:value-type="string">
            <text:p>/Diodes_SMD</text:p>
          </table:table-cell>
          <table:table-cell office:value-type="string" calcext:value-type="string">
            <text:p>cq_parameters_diode.py</text:p>
          </table:table-cell>
          <table:table-cell/>
        </table:table-row>
        <table:table-row table:style-name="ro1">
          <table:table-cell office:value-type="string" calcext:value-type="string">
            <text:p>D_TUMD2</text:p>
          </table:table-cell>
          <table:table-cell office:value-type="string" calcext:value-type="string">
            <text:p>Diode_SMD</text:p>
          </table:table-cell>
          <table:table-cell office:value-type="string" calcext:value-type="string">
            <text:p>/Diodes_SMD</text:p>
          </table:table-cell>
          <table:table-cell office:value-type="string" calcext:value-type="string">
            <text:p>cq_parameters_diode.py</text:p>
          </table:table-cell>
          <table:table-cell/>
        </table:table-row>
        <table:table-row table:style-name="ro1">
          <table:table-cell office:value-type="string" calcext:value-type="string">
            <text:p>D_SOD-123</text:p>
          </table:table-cell>
          <table:table-cell office:value-type="string" calcext:value-type="string">
            <text:p>Diode_SMD</text:p>
          </table:table-cell>
          <table:table-cell/>
          <table:table-cell office:value-type="string" calcext:value-type="string">
            <text:p>cq_parameters_diode.py</text:p>
          </table:table-cell>
          <table:table-cell/>
        </table:table-row>
        <table:table-row table:style-name="ro1">
          <table:table-cell office:value-type="string" calcext:value-type="string">
            <text:p>D_SOD-323</text:p>
          </table:table-cell>
          <table:table-cell office:value-type="string" calcext:value-type="string">
            <text:p>Diode_SMD</text:p>
          </table:table-cell>
          <table:table-cell/>
          <table:table-cell office:value-type="string" calcext:value-type="string">
            <text:p>cq_parameters_diode.py</text:p>
          </table:table-cell>
          <table:table-cell/>
        </table:table-row>
        <table:table-row table:style-name="ro1">
          <table:table-cell office:value-type="string" calcext:value-type="string">
            <text:p>D_SOT-23</text:p>
          </table:table-cell>
          <table:table-cell office:value-type="string" calcext:value-type="string">
            <text:p>Diode_SMD</text:p>
          </table:table-cell>
          <table:table-cell/>
          <table:table-cell office:value-type="string" calcext:value-type="string">
            <text:p>cq_parameters_diode.py</text:p>
          </table:table-cell>
          <table:table-cell/>
        </table:table-row>
        <table:table-row table:style-name="ro1">
          <table:table-cell office:value-type="string" calcext:value-type="string">
            <text:p>BGA-48_8x6mm_Layout8x6_P0.7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Non_Square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Fujitsu_WLP-15_2.28x3.092mm_Layout3x5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Non_Square/WL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9_1.6x1.6mm_Layout3x3_P0.5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Maxim_WLP-12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WL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16_1.92x1.92mm_Layout4x4_P0.5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25_6.35x6.35mm_Layout5x5_P1.27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48_8.0x9.0mm_Layout6x8_P0.8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Non_Square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64_9.0x9.0mm_Layout10x10_P0.8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68_5.0x5.0mm_Layout9x9_P0.5mm_Ball0.3mm_Pad0.25mm_NSMD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81_4.496x4.377mm_Layout9x9_P0.4mm_Ball0.25mm_Pad0.2mm_NSMD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WL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90_8.0x13.0mm_Layout2x3x15_P0.8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Non_Square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96_9.0x13.0mm_Layout2x3x16_P0.8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Non_Square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100_6.0x6.0mm_Layout11x11_P0.5mm_Ball0.3mm_Pad0.25mm_NSMD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100_9.0x9.0mm_Layout10x10_P0.8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100_11.0x11.0mm_Layout10x10_P1.0mm_Ball0.5mm_Pad0.4mm_NSMD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121_9.0x9.0mm_Layout11x11_P0.8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121_12.0x12.0mm_Layout11x11_P1.0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144_7.0x7.0mm_Layout13x13_P0.5mm_Ball0.3mm_Pad0.25mm_NSMD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144_13.0x13.0mm_Layout12x12_P1.0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169_11.0x11.0mm_Layout13x13_P0.8mm_Ball0.5mm_Pad0.4mm_NSMD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256_11.0x11.0mm_Layout20x20_P0.5mm_Ball0.3mm_Pad0.25mm_NSMD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256_14.0x14.0mm_Layout16x16_P0.8mm_Ball0.45mm_Pad0.32mm_NSMD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256_17.0x17.0mm_Layout16x16_P1.0mm_Ball0.5mm_Pad0.4mm_NSMD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324_15.0x15.0mm_Layout18x18_P0.8mm_Ball0.5mm_Pad0.4mm_NSMD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324_19.0x19.0mm_Layout18x18_P1.0mm_Ball0.5mm_Pad0.4mm_NSMD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352_35.0x35.0mm_Layout26x26_P1.27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metal_to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400_17.0x17.0mm_Layout20x20_P0.8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400_21.0x21.0mm_Layout20x20_P1.0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plastic_to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624_21.0x21.0mm_Layout25x25_P0.8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625_21.0x21.0mm_Layout25x25_P1.0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plastic_to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1023_33.0x33.0mm_Layout32x32_P1.0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metal_to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1156_35.0x35.0mm_Layout34x34_P1.0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metal_to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1295_37.5x37.5mm_Layout36x36_P1.0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metal_to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exas_DSBGA-8_0.9x1.9mm_Layout2x4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Non_Square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exas_DSBGA-12_1.36x1.86mm_Layout3x4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Non_Square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LFBGA-100_10x10mm_Layout10x10_P0.8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LFBGA-144_10x10mm_Layout12x12_P0.8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Linear_BGA-133_15.0x15.0_Layout12x12_P1.27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exas_DSBGA-12_1.86x1.36mm_Layout4x3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Non_Square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exas_DSBGA-49_3.33x3.488mm_Layout7x7_P0.4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WL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exas_MicroStar_Junior_BGA-12_2.0x2.5mm_Layout4x3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Non_Square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exas_MicroStar_Junior_BGA-80_5.0x5.0mm_Layout9x9_P0.5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exas_MicroStar_Junior_BGA-113_7.0x7.0mm_Layout12x12_P0.5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exas_Junior_DSBGA-48_4.0x4.0mm_Layout7x7_P0.5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FBGA-64_5x5mm_Layout8x8_P0.5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FBGA-100_8x8mm_Layout10x10_P0.8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FBGA-100_9.0x9.0mm_Layout10x10_P0.8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FBGA-121_10x10mm_Layout11x11_P0.8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FBGA-216_13x13mm_Layout15x15_P0.8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FBGA-265_14x14mm_Layout17x17_P0.8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FBGA-636_19.0x19.0mm_Layout28x28_P0.65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FBGA-78_7.5x11mm_Layout2x3x13_P0.8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Non_Square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ucBGA-49_3x3mm_Layout7x7_P0.4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WL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ucBGA-36_2.5x2.5mm_Layout6x6_P0.4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WL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WLP-4_0.83x0.83mm_P0.4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WL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WLP-4_0.86x0.86mm_P0.4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WL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153_8.0x8.0mm_Layout15x15_P0.5mm_Ball0.3mm_Pad0.25mm_NSMD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36_3.396x3.466mm_Layout6x6_P0.4mm_Ball0.25mm_Pad0.2mm_NSMD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WL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484_23.0x23.0mm_Layout22x22_P1.0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plastic_to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672_27.0x27.0mm_Layout26x26_P1.0mm_Ball0.6mm_Pad0.5mm_NSMD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BGA-676_27.0x27.0mm_Layout26x26_P1.0mm_Ball0.6mm_Pad0.5mm_NSMD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exas_DSBGA-64_3.415x3.535mm_Layout8x8_P0.4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WL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exas_DSBGA-6_0.9x1.4mm_Layout2x3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Non_Square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exas_DSBGA-8_1.43x1.41mm_Layout3x3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Texas_DSBGA-9_1.4715x1.4715mm_Layout3x3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UCBGA-81_4x4mm_Layout9x9_P0.4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WL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UFBGA-100_7x7mm_Layout12x12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UFBGA-132_7x7mm_Layout12x12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UFBGA-132_7x7mm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UFBGA-144_10x10mm_Layout12x12_P0.8mm</text:p>
          </table:table-cell>
          <table:table-cell office:value-type="string" calcext:value-type="string">
            <text:p>Package_BGA</text:p>
          </table:table-cell>
          <table:table-cell/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UFBGA-144_7x7mm_Layout12x12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UFBGA-15_3.0x3.0mm_Layout4x4_P0.6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UFBGA-169_7x7mm_Layout13x13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UFBGA-201_10x10mm_Layout15x15_P0.6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UFBGA-32_4.0x4.0mm_Layout6x6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UFBGA-64_5x5mm_Layout8x8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VFBGA-100_7.0x7.0mm_Layout10x10_P0.6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VFBGA-49_5.0x5.0mm_Layout7x7_P0.6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XFBGA-121_8x8mm_Layout11x11_P0.6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XFBGA-36_3.5x3.5mm_Layout6x6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XFBGA-64_5.0x5.0mm_Layout8x8_P0.5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uBGA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WLCSP-143_5.8x4.5mm_Layout13x11_P0.4mm</text:p>
          </table:table-cell>
          <table:table-cell office:value-type="string" calcext:value-type="string">
            <text:p>Package_BGA</text:p>
          </table:table-cell>
          <table:table-cell office:value-type="string" calcext:value-type="string">
            <text:p>/Non_Square/WLP</text:p>
          </table:table-cell>
          <table:table-cell office:value-type="string" calcext:value-type="string">
            <text:p>cq_parameters_bga.py</text:p>
          </table:table-cell>
          <table:table-cell/>
        </table:table-row>
        <table:table-row table:style-name="ro1">
          <table:table-cell office:value-type="string" calcext:value-type="string">
            <text:p>qfp20_4x4_p032</text:p>
          </table:table-cell>
          <table:table-cell office:value-type="string" calcext:value-type="string">
            <text:p>Package_QFP</text:p>
          </table:table-cell>
          <table:table-cell office:value-type="string" calcext:value-type="string">
            <text:p>/maui</text:p>
          </table:table-cell>
          <table:table-cell office:value-type="string" calcext:value-type="string">
            <text:p>cq_parameters_qfp_maui.py</text:p>
          </table:table-cell>
          <table:table-cell/>
        </table:table-row>
        <table:table-row table:style-name="ro1">
          <table:table-cell office:value-type="string" calcext:value-type="string">
            <text:p>qfp32_7x7_p04</text:p>
          </table:table-cell>
          <table:table-cell office:value-type="string" calcext:value-type="string">
            <text:p>Package_QFP</text:p>
          </table:table-cell>
          <table:table-cell office:value-type="string" calcext:value-type="string">
            <text:p>/maui</text:p>
          </table:table-cell>
          <table:table-cell office:value-type="string" calcext:value-type="string">
            <text:p>cq_parameters_qfp_maui.py</text:p>
          </table:table-cell>
          <table:table-cell/>
        </table:table-row>
        <table:table-row table:style-name="ro1">
          <table:table-cell office:value-type="string" calcext:value-type="string">
            <text:p>qfp64_20x20_p05</text:p>
          </table:table-cell>
          <table:table-cell office:value-type="string" calcext:value-type="string">
            <text:p>Package_QFP</text:p>
          </table:table-cell>
          <table:table-cell office:value-type="string" calcext:value-type="string">
            <text:p>/maui</text:p>
          </table:table-cell>
          <table:table-cell office:value-type="string" calcext:value-type="string">
            <text:p>cq_parameters_qfp_maui.py</text:p>
          </table:table-cell>
          <table:table-cell/>
        </table:table-row>
        <table:table-row table:style-name="ro1">
          <table:table-cell office:value-type="string" calcext:value-type="string">
            <text:p>qfp44_10x10_p08</text:p>
          </table:table-cell>
          <table:table-cell office:value-type="string" calcext:value-type="string">
            <text:p>Package_QFP</text:p>
          </table:table-cell>
          <table:table-cell office:value-type="string" calcext:value-type="string">
            <text:p>/maui</text:p>
          </table:table-cell>
          <table:table-cell office:value-type="string" calcext:value-type="string">
            <text:p>cq_parameters_qfp_maui.py</text:p>
          </table:table-cell>
          <table:table-cell/>
        </table:table-row>
        <table:table-row table:style-name="ro1">
          <table:table-cell office:value-type="string" calcext:value-type="string">
            <text:p>qfp52_10x10_p065</text:p>
          </table:table-cell>
          <table:table-cell office:value-type="string" calcext:value-type="string">
            <text:p>Package_QFP</text:p>
          </table:table-cell>
          <table:table-cell office:value-type="string" calcext:value-type="string">
            <text:p>/maui</text:p>
          </table:table-cell>
          <table:table-cell office:value-type="string" calcext:value-type="string">
            <text:p>cq_parameters_qfp_maui.py</text:p>
          </table:table-cell>
          <table:table-cell/>
        </table:table-row>
        <table:table-row table:style-name="ro1">
          <table:table-cell office:value-type="string" calcext:value-type="string">
            <text:p>qfp80_10x10_p04</text:p>
          </table:table-cell>
          <table:table-cell office:value-type="string" calcext:value-type="string">
            <text:p>Package_QFP</text:p>
          </table:table-cell>
          <table:table-cell office:value-type="string" calcext:value-type="string">
            <text:p>/maui</text:p>
          </table:table-cell>
          <table:table-cell office:value-type="string" calcext:value-type="string">
            <text:p>cq_parameters_qfp_maui.py</text:p>
          </table:table-cell>
          <table:table-cell/>
        </table:table-row>
        <table:table-row table:style-name="ro1">
          <table:table-cell office:value-type="string" calcext:value-type="string">
            <text:p>qfp64_12x12_p065</text:p>
          </table:table-cell>
          <table:table-cell office:value-type="string" calcext:value-type="string">
            <text:p>Package_QFP</text:p>
          </table:table-cell>
          <table:table-cell office:value-type="string" calcext:value-type="string">
            <text:p>/maui</text:p>
          </table:table-cell>
          <table:table-cell office:value-type="string" calcext:value-type="string">
            <text:p>cq_parameters_qfp_maui.py</text:p>
          </table:table-cell>
          <table:table-cell/>
        </table:table-row>
        <table:table-row table:style-name="ro1">
          <table:table-cell office:value-type="string" calcext:value-type="string">
            <text:p>qfp80_12x12_p05</text:p>
          </table:table-cell>
          <table:table-cell office:value-type="string" calcext:value-type="string">
            <text:p>Package_QFP</text:p>
          </table:table-cell>
          <table:table-cell office:value-type="string" calcext:value-type="string">
            <text:p>/maui</text:p>
          </table:table-cell>
          <table:table-cell office:value-type="string" calcext:value-type="string">
            <text:p>cq_parameters_qfp_maui.py</text:p>
          </table:table-cell>
          <table:table-cell/>
        </table:table-row>
        <table:table-row table:style-name="ro1">
          <table:table-cell office:value-type="string" calcext:value-type="string">
            <text:p>qfp80_14x14_p065</text:p>
          </table:table-cell>
          <table:table-cell office:value-type="string" calcext:value-type="string">
            <text:p>Package_QFP</text:p>
          </table:table-cell>
          <table:table-cell office:value-type="string" calcext:value-type="string">
            <text:p>/maui</text:p>
          </table:table-cell>
          <table:table-cell office:value-type="string" calcext:value-type="string">
            <text:p>cq_parameters_qfp_maui.py</text:p>
          </table:table-cell>
          <table:table-cell/>
        </table:table-row>
        <table:table-row table:style-name="ro1">
          <table:table-cell office:value-type="string" calcext:value-type="string">
            <text:p>qfp100_14x14_p05</text:p>
          </table:table-cell>
          <table:table-cell office:value-type="string" calcext:value-type="string">
            <text:p>Package_QFP</text:p>
          </table:table-cell>
          <table:table-cell office:value-type="string" calcext:value-type="string">
            <text:p>/maui</text:p>
          </table:table-cell>
          <table:table-cell office:value-type="string" calcext:value-type="string">
            <text:p>cq_parameters_qfp_maui.py</text:p>
          </table:table-cell>
          <table:table-cell/>
        </table:table-row>
        <table:table-row table:style-name="ro1">
          <table:table-cell office:value-type="string" calcext:value-type="string">
            <text:p>qfp64_10x10_p05</text:p>
          </table:table-cell>
          <table:table-cell office:value-type="string" calcext:value-type="string">
            <text:p>Package_QFP</text:p>
          </table:table-cell>
          <table:table-cell office:value-type="string" calcext:value-type="string">
            <text:p>/maui</text:p>
          </table:table-cell>
          <table:table-cell office:value-type="string" calcext:value-type="string">
            <text:p>cq_parameters_qfp_maui.py</text:p>
          </table:table-cell>
          <table:table-cell/>
        </table:table-row>
        <table:table-row table:style-name="ro1">
          <table:table-cell office:value-type="string" calcext:value-type="string">
            <text:p>LQFP-32_5x5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32-1EP_5x5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32_7x7mm_P0.8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36_7x7mm_P0.6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44_10x10mm_P0.8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48_7x7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52_10x10mm_P0.6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52_14x14mm_P1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52-1EP_10x10mm_P0.6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64_7x7mm_P0.4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64_10x10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64-1EP_10x10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64_14x14mm_P0.8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80_12x12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100_14x14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128_14x14mm_P0.4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128_14x20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144_20x20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160_24x24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176_20x20mm_P0.4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176_24x24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208_28x28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216_24x24mm_P0.4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PQFP-80_14x20mm_P0.8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PQFP-100_14x20mm_P0.6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PQFP-256_28x28mm_P0.4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32_7x7mm_P0.8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44_10x10mm_P0.8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44-1EP_10x10mm_P0.8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48_7x7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48-1EP_7x7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64_7x7mm_P0.4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64_10x10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64-1EP_10x10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HTQFP-64-1EP_10x10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64_14x14mm_P0.8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80_12x12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80_14x14mm_P0.6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100_12x12mm_P0.4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100_14x14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100-1EP_14x14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120_14x14mm_P0.4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128_14x14mm_P0.4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144_16x16mm_P0.4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144_20x20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64_10x10mm_Pitch0.5mm_EP8x8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32-1EP_5x5mm_P0.5mm_EP3.45x3.45mm_EP3.45x3.4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48-1EP_7x7mm_P0.5mm_EP3.6x3.6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80_10x10mm_P0.4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LQFP-80_14x14mm_P0.6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PQFP-112_20x20mm_P0.6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PQFP-132_24x24mm_P0.63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PQFP-132_24x24mm_P0.635mm_i386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PQFP-144_28x28mm_P0.6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PQFP-160_28x28mm_P0.6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PQFP-208_28x28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PQFP-240_32.1x32.1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PQFP-44_10x10mm_P0.8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100_14x14mm_P0.5mm_EP5x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176_24x24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48-1EP_7x7mm_P0.5mm_EP5x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52-1EP_10x10mm_P0.65mm_EP6.5x6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64_10x10mm_P0.5mm_EP8x8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TQFP-80-1EP_14x14mm_P0.65mm_EP9.5x9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VQFP-100_14x14mm_P0.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VQFP-128_14x14mm_P0.4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VQFP-176_20x20mm_P0.4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VQFP-80_14x14mm_P0.65mm</text:p>
          </table:table-cell>
          <table:table-cell office:value-type="string" calcext:value-type="string">
            <text:p>Package_QFP</text:p>
          </table:table-cell>
          <table:table-cell/>
          <table:table-cell office:value-type="string" calcext:value-type="string">
            <text:p>cq_parameters_qfp.py</text:p>
          </table:table-cell>
          <table:table-cell/>
        </table:table-row>
        <table:table-row table:style-name="ro1">
          <table:table-cell office:value-type="string" calcext:value-type="string">
            <text:p>SO-6L_10x3.84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-20_12.8x7.5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C-8_3.9x4.9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C-8-1EP_3.9x4.9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C-8_5.275x5.275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C-14_3.9x8.7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C-14W_7.5x9.0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C-16_3.9x9.9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C-16W_7.5x10.3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C-18W_7.5x11.6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C-20W_7.5x12.8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C-24W_7.5x15.4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C-28W_7.5x17.9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J-8_5.3x5.3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T_MultiPowerSO-30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HSOP-36-1EP_11.0x15.9mm_P0.65mm_SlugUp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HSOP-8-1EP_3.9x4.9mm_P1.27mm_EP2.41x3.1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HTSOP-8-1EP_3.9x4.9mm_P1.27mm_EP2.4x3.2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SSOP-16-1EP_4.4x5mm_Pitch0.65mm_EP3.4x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HTSSOP-20-1EP_4.4x6.5mm_P0.65mm_EP3.4x6.5mm_Mask2.75x3.43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HTSSOP-24-1EP_4.4x7.8mm_P0.65mm_EP3.4x7.8mm_Mask2.4x4.68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HTSSOP-32-1EP_6.1x11mm_P0.65mm_EP5.2x11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HTSSOP-38-1EP_6.1x12.5mm_P0.65mm_EP5.2x12.5mm_Mask3.39x6.3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Linear_MSOP-12-16-1EP_3x4mm_P0.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MSOP-12-16-1EP_3x4mm_Pitch0.5mm_EP1.65x2.8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MSOP-16-1EP_3x4mm_Pitch0.5mm_EP1.65x2.8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MSOP-8-1EP_3x3mm_P0.65mm_EP2.54x2.8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PowerIntegrations_eSOP-12B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PowerIntegrations_SO-8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PowerIntegrations_SO-8B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PowerIntegrations_SO-8C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QSOP-20_3.9x8.7mm_P0.63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-4_4.4x2.3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-4_4.4x3.6mm_P2.54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-4_4.4x4.3mm_P2.54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-4_7.6x3.6mm_P2.54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-5_4.4x3.6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-6_4.4x3.6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-8_5.3x6.2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C-16W-12_7.5x10.3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C-16W_5.3x10.2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C-16W_7.5x12.8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C-28W_7.5x18.7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IC-8-N7_3.9x4.9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J-36_10.16x23.49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P-16_7.5x10.4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OP-18_7.0x12.5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SO-6_6.8x4.6mm_P1.27mm_Clearance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SO-6_6.8x4.6mm_P1.27mm_Clearance8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SO-8_13.6x6.3mm_P1.27mm_Clearance14.2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SO-8_6.8x5.9mm_P1.27mm_Clearance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SO-8_6.8x5.9mm_P1.27mm_Clearance8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SO-8_9.6x6.3mm_P1.27mm_Clearance10.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SOP-10_3.9x4.9mm_P1.00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SOP-20_3.9x8.7mm_P0.63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SOP-28_3.9x9.9mm_P0.63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SOP-32_11.305x20.495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SOP-44_5.3x12.8mm_P0.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SOP-8_3.9x5.05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SOP-8_5.25x5.24mm_P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T_MultiPowerSO-30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T_PowerSSO-24_SlugDown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T_PowerSSO-24_SlugUp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T_PowerSSO-36_SlugDown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ST_PowerSSO-36_SlugUp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HTSOP-8-1EP_3.9x4.9mm_Pitch1.27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exas_HTSOP-8-1EP_3.9x4.9mm_P1.27mm_EP2.85x4.9mm_Mask2.4x3.1mm_ThermalVias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exas_PWP0020A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I_SO-PowerPAD-8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SOP-5_1.65x3.05mm_P0.9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SOP-6_1.65x3.05mm_P0.9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SOP-I-28_11.8x8mm_P0.5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SOP-I-32_11.8x8mm_P0.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SOP-I-32_18.4x8mm_P0.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SOP-I-48_18.4x12mm_P0.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SOP-I-56_18.4x14mm_P0.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SOP-II-44_10.16x18.41mm_P0.8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SOP-II-54_22.2x10.16mm_P0.8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SSOP-14-1EP_4.4x5mm_P0.6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SSOP-28_4.4x9.7mm_Pitch0.6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SSOP-30_4.4x7.8mm_P0.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TSSOP-38_6.1x12.5mm_P0.65mm</text:p>
          </table:table-cell>
          <table:table-cell office:value-type="string" calcext:value-type="string">
            <text:p>Package_SOIC</text:p>
          </table:table-cell>
          <table:table-cell/>
          <table:table-cell office:value-type="string" calcext:value-type="string">
            <text:p>cq_parameters_soic.py</text:p>
          </table:table-cell>
          <table:table-cell/>
        </table:table-row>
        <table:table-row table:style-name="ro1">
          <table:table-cell office:value-type="string" calcext:value-type="string">
            <text:p>ETSSOP-20-1EP_4.4x6.5mm_P0.6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HTSSOP-14-1EP_4.4x5mm_P0.65mm_EP3.4x5mm_Mask3x3.1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HTSSOP-20-1EP_4.4x6.5mm_P0.6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HTSSOP-28-1EP_4.4x9.7mm_P0.6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MFSOP6-4_4.4x3.6mm_P1.27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MFSOP6-5_4.4x3.6mm_P1.27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MSOP-8_3x3mm_P0.6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MSOP-8-1EP_3x3mm_P0.6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MSOP-10_3x3mm_P0.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MSOP-10-1EP_3x3mm_P0.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MSOP-12_3x4mm_P0.6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MSOP-12-1EP_3x4mm_P0.6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MSOP-16_3x4mm_P0.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MSOP-16-1EP_3x4mm_P0.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MSOP-12-16_3x4mm_P0.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MSOP-12-16-1EP_3x4mm_P0.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OnSemi_Micro8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PSOP-44_16.9x27.17mm_P1.27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QSOP-16_3.9x4.9mm_P0.63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QSOP-24_3.9x8.7mm_P0.63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SOP-4_4.4x2.6mm_P1.27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SOP-16_4.4x10.4mm_P1.27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SSOP-8_2.95x2.8mm_P0.6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SSOP-8_3.9x5.05mm_P1.27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SSOP-8_5.30x5.24mm_P1.27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SSOP-8_3.95x5.21x3.27mm_Pitch1.27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SSOP-14_5.3x6.2mm_P0.6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SSOP-16_3.9x4.9mm_P0.63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SSOP-16_4.4x5.2mm_P0.6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SSOP-16_5.3x6.2mm_P0.6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SSOP-18_4.4x6.5mm_P0.6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SSOP-20_4.4x6.5mm_P0.65mm</text:p>
          </table:table-cell>
          <table:table-cell office:value-type="string" calcext:value-type="string">
            <text:p>Package_SSOP</text:p>
          </table:table-cell>
          <table:table-cell/>
          <table:table-cell office:value-type="string" calcext:value-type="string">
            <text:p>cq_parameters_ssop.py</text:p>
          </table:table-cell>
          <table:table-cell/>
        </table:table-row>
        <table:table-row table:style-name="ro1">
          <table:table-cell office:value-type="string" calcext:value-type="string">
            <text:p>Transformer_37x44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Breve_TEZ-22x24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Breve_TEZ-28x33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Breve_TEZ-35x42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Breve_TEZ-38x45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Breve_TEZ-44x52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Breve_TEZ-47x57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CHK_EI30-2VA_1xSec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CHK_EI30-2VA_2xSec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CHK_EI30-2VA_Neutral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CHK_EI38-3VA_1xSec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CHK_EI38-3VA_2xSec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CHK_EI38-3VA_Neutral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CHK_EI42-5VA_1xSec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CHK_EI42-5VA_2xSec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CHK_EI42-5VA_Neutral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CHK_EI48-10VA_Neutral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CHK_EI48-8VA_1xSec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CHK_EI48-8VA_2xSec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CHK_EI48-8VA_Neutral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CHK_EI54-12VA_1xSec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CHK_EI54-12VA_2xSec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CHK_EI54-12VA_Neutral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Microphone_Lundahl_LL1538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Microphone_Lundahl_LL1587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NF_ETAL_1-1_P1200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Transformer_NF_ETAL_P1165</text:p>
          </table:table-cell>
          <table:table-cell office:value-type="string" calcext:value-type="string">
            <text:p>Package_THT_Transformer</text:p>
          </table:table-cell>
          <table:table-cell/>
          <table:table-cell office:value-type="string" calcext:value-type="string">
            <text:p>cq_parameters_THT_transformer.py</text:p>
          </table:table-cell>
          <table:table-cell/>
        </table:table-row>
        <table:table-row table:style-name="ro1">
          <table:table-cell office:value-type="string" calcext:value-type="string">
            <text:p>Analog_KS-4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C-59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C-70-8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OT-23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OT-23W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OT-23-5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OT-23-6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OT-23-8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OT-143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OT-143R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OT-223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OT-323_SC-70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OT-343_SC-70-4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OT-353_SC-70-5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OT-363_SC-70-6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TSOT-23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TSOT-23-5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TSOT-23-6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TSOT-23-8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C-82AA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C-82AB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uperSOT-3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uperSOT-6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uperSOT-8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SOT-223-8</text:p>
          </table:table-cell>
          <table:table-cell office:value-type="string" calcext:value-type="string">
            <text:p>Package_TO_SOT_SMD</text:p>
          </table:table-cell>
          <table:table-cell/>
          <table:table-cell office:value-type="string" calcext:value-type="string">
            <text:p>cq_parameters_sot.py</text:p>
          </table:table-cell>
          <table:table-cell/>
        </table:table-row>
        <table:table-row table:style-name="ro1">
          <table:table-cell office:value-type="string" calcext:value-type="string">
            <text:p>TSSOP-30_6.1x9.7mm_P0.6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44_4.4x11mm_P0.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40_8x14mm_P0.6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52_8x11mm_P0.4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28_6.1x7.8mm_P0.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50_4.4x12.5mm_P0.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28_8x9.7mm_P0.6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32_8x11mm_P0.6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56_8x14mm_P0.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36_4.4x7.8mm_P0.4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36_8x9.7mm_P0.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28_6.1x9.7mm_P0.6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36_4.4x9.7mm_P0.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56_8x12.5mm_P0.4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24_6.1x7.8mm_P0.6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52_6.1x11mm_P0.4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60_8x12.5mm_P0.4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64_6.1x14mm_P0.4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40_8x11mm_P0.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36_6.1x7.8mm_P0.4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48_8x9.7mm_P0.4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80_6.1x17mm_P0.4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36_6.1x9.7mm_P0.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48_8x12.5mm_P0.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40_6.1x14mm_P0.6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64_6.1x17mm_P0.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40_6.1x11mm_P0.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44_6.1x11mm_P0.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32_4.4x6.5mm_P0.4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64_8x14mm_P0.4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28_4.4x7.8mm_P0.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48_4.4x9.7mm_P0.4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20_4.4x5mm_P0.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36_6.1x12.5mm_P0.6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36_8x12.5mm_P0.6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24_4.4x5mm_P0.4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24_4.4x6.5mm_P0.5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48_6.1x9.7mm_P0.4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56_6.1x12.5mm_P0.4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TSSOP-68_8x14mm_P0.4mm</text:p>
          </table:table-cell>
          <table:table-cell office:value-type="string" calcext:value-type="string">
            <text:p>Package_TSSOP</text:p>
          </table:table-cell>
          <table:table-cell/>
          <table:table-cell office:value-type="string" calcext:value-type="string">
            <text:p>cq_parameters_tssop.py</text:p>
          </table:table-cell>
          <table:table-cell/>
        </table:table-row>
        <table:table-row table:style-name="ro1">
          <table:table-cell office:value-type="string" calcext:value-type="string">
            <text:p>soic_8_39x49_p127</text:p>
          </table:table-cell>
          <table:table-cell office:value-type="string" calcext:value-type="string">
            <text:p>soic</text:p>
          </table:table-cell>
          <table:table-cell/>
          <table:table-cell office:value-type="string" calcext:value-type="string">
            <text:p>cq_parameters_soic_maui.py</text:p>
          </table:table-cell>
          <table:table-cell/>
        </table:table-row>
        <table:table-row table:style-name="ro1">
          <table:table-cell office:value-type="string" calcext:value-type="string">
            <text:p>soic_16_39x99_p127</text:p>
          </table:table-cell>
          <table:table-cell office:value-type="string" calcext:value-type="string">
            <text:p>soic</text:p>
          </table:table-cell>
          <table:table-cell/>
          <table:table-cell office:value-type="string" calcext:value-type="string">
            <text:p>cq_parameters_soic_maui.py</text:p>
          </table:table-cell>
          <table:table-cell/>
        </table:table-row>
        <table:table-row table:style-name="ro1">
          <table:table-cell office:value-type="string" calcext:value-type="string">
            <text:p>soic_16_75x103_p127</text:p>
          </table:table-cell>
          <table:table-cell office:value-type="string" calcext:value-type="string">
            <text:p>soic</text:p>
          </table:table-cell>
          <table:table-cell/>
          <table:table-cell office:value-type="string" calcext:value-type="string">
            <text:p>cq_parameters_soic_maui.py</text:p>
          </table:table-cell>
          <table:table-cell/>
        </table:table-row>
        <table:table-row table:style-name="ro1">
          <table:table-cell office:value-type="string" calcext:value-type="string">
            <text:p>soic_20_75x103_p127</text:p>
          </table:table-cell>
          <table:table-cell office:value-type="string" calcext:value-type="string">
            <text:p>soic</text:p>
          </table:table-cell>
          <table:table-cell/>
          <table:table-cell office:value-type="string" calcext:value-type="string">
            <text:p>cq_parameters_soic_maui.py</text:p>
          </table:table-cell>
          <table:table-cell/>
        </table:table-row>
        <table:table-row table:style-name="ro1">
          <table:table-cell office:value-type="string" calcext:value-type="string">
            <text:p>sot23_6_18x29_p095</text:p>
          </table:table-cell>
          <table:table-cell office:value-type="string" calcext:value-type="string">
            <text:p>SOT</text:p>
          </table:table-cell>
          <table:table-cell/>
          <table:table-cell office:value-type="string" calcext:value-type="string">
            <text:p>cq_parameters_sot_maui.py</text:p>
          </table:table-cell>
          <table:table-cell/>
        </table:table-row>
        <table:table-row table:style-name="ro1">
          <table:table-cell office:value-type="string" calcext:value-type="string">
            <text:p>sot23_3_25x30_p095</text:p>
          </table:table-cell>
          <table:table-cell office:value-type="string" calcext:value-type="string">
            <text:p>SOT</text:p>
          </table:table-cell>
          <table:table-cell/>
          <table:table-cell office:value-type="string" calcext:value-type="string">
            <text:p>cq_parameters_sot_maui.py</text:p>
          </table:table-cell>
          <table:table-cell/>
        </table:table-row>
        <table:table-row table:style-name="ro1">
          <table:table-cell office:value-type="string" calcext:value-type="string">
            <text:p>sot23_5_18x29_p095</text:p>
          </table:table-cell>
          <table:table-cell office:value-type="string" calcext:value-type="string">
            <text:p>SOT</text:p>
          </table:table-cell>
          <table:table-cell/>
          <table:table-cell office:value-type="string" calcext:value-type="string">
            <text:p>cq_parameters_sot_maui.py</text:p>
          </table:table-cell>
          <table:table-cell/>
        </table:table-row>
        <table:table-row table:style-name="ro1">
          <table:table-cell office:value-type="string" calcext:value-type="string">
            <text:p>sc70_3_22x22_p065</text:p>
          </table:table-cell>
          <table:table-cell office:value-type="string" calcext:value-type="string">
            <text:p>SOT</text:p>
          </table:table-cell>
          <table:table-cell/>
          <table:table-cell office:value-type="string" calcext:value-type="string">
            <text:p>cq_parameters_sot_maui.py</text:p>
          </table:table-cell>
          <table:table-cell/>
        </table:table-row>
        <table:table-row table:style-name="ro1">
          <table:table-cell office:value-type="string" calcext:value-type="string">
            <text:p>DRT-3</text:p>
          </table:table-cell>
          <table:table-cell office:value-type="string" calcext:value-type="string">
            <text:p>SOT_SMD</text:p>
          </table:table-cell>
          <table:table-cell office:value-type="string" calcext:value-type="string">
            <text:p>/TO_SOT_Packages_SMD</text:p>
          </table:table-cell>
          <table:table-cell office:value-type="string" calcext:value-type="string">
            <text:p>cq_parameters_fp_sot.py</text:p>
          </table:table-cell>
          <table:table-cell/>
        </table:table-row>
        <table:table-row table:style-name="ro1">
          <table:table-cell office:value-type="string" calcext:value-type="string">
            <text:p>HVSOF5</text:p>
          </table:table-cell>
          <table:table-cell office:value-type="string" calcext:value-type="string">
            <text:p>SOT_SMD</text:p>
          </table:table-cell>
          <table:table-cell office:value-type="string" calcext:value-type="string">
            <text:p>/TO_SOT_Packages_SMD</text:p>
          </table:table-cell>
          <table:table-cell office:value-type="string" calcext:value-type="string">
            <text:p>cq_parameters_fp_sot.py</text:p>
          </table:table-cell>
          <table:table-cell/>
        </table:table-row>
        <table:table-row table:style-name="ro1">
          <table:table-cell office:value-type="string" calcext:value-type="string">
            <text:p>HVSOF6</text:p>
          </table:table-cell>
          <table:table-cell office:value-type="string" calcext:value-type="string">
            <text:p>SOT_SMD</text:p>
          </table:table-cell>
          <table:table-cell office:value-type="string" calcext:value-type="string">
            <text:p>/TO_SOT_Packages_SMD</text:p>
          </table:table-cell>
          <table:table-cell office:value-type="string" calcext:value-type="string">
            <text:p>cq_parameters_fp_sot.py</text:p>
          </table:table-cell>
          <table:table-cell/>
        </table:table-row>
        <table:table-row table:style-name="ro1">
          <table:table-cell office:value-type="string" calcext:value-type="string">
            <text:p>SOT-543</text:p>
          </table:table-cell>
          <table:table-cell office:value-type="string" calcext:value-type="string">
            <text:p>SOT_SMD</text:p>
          </table:table-cell>
          <table:table-cell office:value-type="string" calcext:value-type="string">
            <text:p>/TO_SOT_Packages_SMD</text:p>
          </table:table-cell>
          <table:table-cell office:value-type="string" calcext:value-type="string">
            <text:p>cq_parameters_fp_sot.py</text:p>
          </table:table-cell>
          <table:table-cell/>
        </table:table-row>
        <table:table-row table:style-name="ro1">
          <table:table-cell office:value-type="string" calcext:value-type="string">
            <text:p>SOT-665</text:p>
          </table:table-cell>
          <table:table-cell office:value-type="string" calcext:value-type="string">
            <text:p>SOT_SMD</text:p>
          </table:table-cell>
          <table:table-cell office:value-type="string" calcext:value-type="string">
            <text:p>/TO_SOT_Packages_SMD</text:p>
          </table:table-cell>
          <table:table-cell office:value-type="string" calcext:value-type="string">
            <text:p>cq_parameters_fp_sot.py</text:p>
          </table:table-cell>
          <table:table-cell/>
        </table:table-row>
        <table:table-row table:style-name="ro1">
          <table:table-cell office:value-type="string" calcext:value-type="string">
            <text:p>SOT-666</text:p>
          </table:table-cell>
          <table:table-cell office:value-type="string" calcext:value-type="string">
            <text:p>SOT_SMD</text:p>
          </table:table-cell>
          <table:table-cell office:value-type="string" calcext:value-type="string">
            <text:p>/TO_SOT_Packages_SMD</text:p>
          </table:table-cell>
          <table:table-cell office:value-type="string" calcext:value-type="string">
            <text:p>cq_parameters_fp_sot.py</text:p>
          </table:table-cell>
          <table:table-cell/>
        </table:table-row>
        <table:table-row table:style-name="ro1">
          <table:table-cell office:value-type="string" calcext:value-type="string">
            <text:p>SOT-963</text:p>
          </table:table-cell>
          <table:table-cell office:value-type="string" calcext:value-type="string">
            <text:p>SOT_SMD</text:p>
          </table:table-cell>
          <table:table-cell office:value-type="string" calcext:value-type="string">
            <text:p>/TO_SOT_Packages_SMD</text:p>
          </table:table-cell>
          <table:table-cell office:value-type="string" calcext:value-type="string">
            <text:p>cq_parameters_fp_sot.py</text:p>
          </table:table-cell>
          <table:table-cell/>
        </table:table-row>
        <table:table-row table:style-name="ro1">
          <table:table-cell office:value-type="string" calcext:value-type="string">
            <text:p>TDSON-8-1</text:p>
          </table:table-cell>
          <table:table-cell office:value-type="string" calcext:value-type="string">
            <text:p>SOT_SMD</text:p>
          </table:table-cell>
          <table:table-cell office:value-type="string" calcext:value-type="string">
            <text:p>/TO_SOT_Packages_SMD</text:p>
          </table:table-cell>
          <table:table-cell office:value-type="string" calcext:value-type="string">
            <text:p>cq_parameters_fp_sot.py</text:p>
          </table:table-cell>
          <table:table-cell/>
        </table:table-row>
        <table:table-row table:style-name="ro1">
          <table:table-cell office:value-type="string" calcext:value-type="string">
            <text:p>VSOF5</text:p>
          </table:table-cell>
          <table:table-cell office:value-type="string" calcext:value-type="string">
            <text:p>SOT_SMD</text:p>
          </table:table-cell>
          <table:table-cell office:value-type="string" calcext:value-type="string">
            <text:p>/TO_SOT_Packages_SMD</text:p>
          </table:table-cell>
          <table:table-cell office:value-type="string" calcext:value-type="string">
            <text:p>cq_parameters_fp_sot.py</text:p>
          </table:table-cell>
          <table:table-cell/>
        </table:table-row>
        <table:table-row table:style-name="ro1">
          <table:table-cell office:value-type="string" calcext:value-type="string">
            <text:p>SOT-553</text:p>
          </table:table-cell>
          <table:table-cell office:value-type="string" calcext:value-type="string">
            <text:p>SOT_SMD</text:p>
          </table:table-cell>
          <table:table-cell office:value-type="string" calcext:value-type="string">
            <text:p>/TO_SOT_Packages_SMD</text:p>
          </table:table-cell>
          <table:table-cell office:value-type="string" calcext:value-type="string">
            <text:p>cq_parameters_fp_sot.py</text:p>
          </table:table-cell>
          <table:table-cell/>
        </table:table-row>
        <table:table-row table:style-name="ro1">
          <table:table-cell office:value-type="string" calcext:value-type="string">
            <text:p>SOT-563</text:p>
          </table:table-cell>
          <table:table-cell office:value-type="string" calcext:value-type="string">
            <text:p>SOT_SMD</text:p>
          </table:table-cell>
          <table:table-cell office:value-type="string" calcext:value-type="string">
            <text:p>/TO_SOT_Packages_SMD</text:p>
          </table:table-cell>
          <table:table-cell office:value-type="string" calcext:value-type="string">
            <text:p>cq_parameters_fp_sot.py</text:p>
          </table:table-cell>
          <table:table-cell/>
        </table:table-row>
        <table:table-row table:style-name="ro1">
          <table:table-cell office:value-type="string" calcext:value-type="string">
            <text:p>ssop_20_53x72_p065</text:p>
          </table:table-cell>
          <table:table-cell office:value-type="string" calcext:value-type="string">
            <text:p>SSOP</text:p>
          </table:table-cell>
          <table:table-cell/>
          <table:table-cell office:value-type="string" calcext:value-type="string">
            <text:p>cq_parameters_ssop_maui.py</text:p>
          </table:table-cell>
          <table:table-cell/>
        </table:table-row>
        <table:table-row table:style-name="ro1">
          <table:table-cell office:value-type="string" calcext:value-type="string">
            <text:p>ssop_20_53x72_pad_p065</text:p>
          </table:table-cell>
          <table:table-cell office:value-type="string" calcext:value-type="string">
            <text:p>SSOP</text:p>
          </table:table-cell>
          <table:table-cell/>
          <table:table-cell office:value-type="string" calcext:value-type="string">
            <text:p>cq_parameters_ssop_maui.py</text:p>
          </table:table-cell>
          <table:table-cell/>
        </table:table-row>
        <table:table-row table:style-name="ro1">
          <table:table-cell office:value-type="string" calcext:value-type="string">
            <text:p>tssop_14_50x44_p065</text:p>
          </table:table-cell>
          <table:table-cell office:value-type="string" calcext:value-type="string">
            <text:p>SSOP</text:p>
          </table:table-cell>
          <table:table-cell/>
          <table:table-cell office:value-type="string" calcext:value-type="string">
            <text:p>cq_parameters_tssop_maui.py</text:p>
          </table:table-cell>
          <table:table-cell/>
        </table:table-row>
        <table:table-row table:style-name="ro1">
          <table:table-cell office:value-type="string" calcext:value-type="string">
            <text:p>TSOP2-50</text:p>
          </table:table-cell>
          <table:table-cell office:value-type="string" calcext:value-type="string">
            <text:p>SSOP</text:p>
          </table:table-cell>
          <table:table-cell/>
          <table:table-cell office:value-type="string" calcext:value-type="string">
            <text:p>cq_parameters_tssop_maui.py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D40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19:04:32.259259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0:16:55.919423895</meta:creation-date>
    <dc:date>2021-08-18T14:47:59.518010444</dc:date>
    <meta:editing-duration>PT20H34M23S</meta:editing-duration>
    <meta:editing-cycles>8</meta:editing-cycles>
    <meta:generator>LibreOffice/6.4.7.2$Linux_X86_64 LibreOffice_project/40$Build-2</meta:generator>
    <meta:document-statistic meta:table-count="1" meta:cell-count="1279" meta:object-count="0"/>
  </office:meta>
</office:document-meta>
</file>